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48e" officeooo:paragraph-rsid="000c248e"/>
    </style:style>
    <style:style style:name="P2" style:family="paragraph" style:parent-style-name="Standard">
      <style:text-properties officeooo:rsid="000c248e" officeooo:paragraph-rsid="000d84a7"/>
    </style:style>
    <style:style style:name="P3" style:family="paragraph" style:parent-style-name="Standard">
      <style:text-properties officeooo:rsid="000d84a7" officeooo:paragraph-rsid="000d84a7"/>
    </style:style>
    <style:style style:name="T1" style:family="text">
      <style:text-properties officeooo:rsid="000d84a7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B_NANO_ILI9341</text:p>
      <text:p text:style-name="P1"/>
      <text:p text:style-name="P2">The MB_NANO_ILI9341 is a small „Motherboard“ (160mmx100mm) for developing projects with microprocessor bo<text:span text:style-name="T1">ar</text:span>d<text:span text:style-name="T1">s</text:span> with formfactor <text:span text:style-name="T2">Arduino NANO</text:span> (boards: NANO, EVERY, <text:s text:c="2"/>NANO ESP32 , <text:span text:style-name="T1">LGT8F328</text:span>…) and <text:s/><text:span text:style-name="T1">then </text:span>TFT-Display ILI9341 (3,2“,2,8“, 2.4“).</text:p>
      <text:p text:style-name="P1"/>
      <text:p text:style-name="P1">There are sockets for them and also for other often used devices like rotary encoders / potentiometers , button-switches, LEDs </text:p>
      <text:p text:style-name="P1"/>
      <text:p text:style-name="P3">Powerd via USB connection From PC or Notebook.</text:p>
      <text:p text:style-name="P3"/>
      <text:p text:style-name="P3">You can use it with 5V or 3,3V logic level.</text:p>
      <text:p text:style-name="P3"/>
      <text:p text:style-name="P3">At this time testedt with NANO, NANO EVERY, LGT8f328P and Adafruit METRO Mini 328 (with other PinOut/Pinmapping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5T05:17:36.170000000</meta:creation-date>
    <dc:date>2023-09-05T05:35:17.193000000</dc:date>
    <meta:editing-duration>PT6M40S</meta:editing-duration>
    <meta:editing-cycles>1</meta:editing-cycles>
    <meta:document-statistic meta:table-count="0" meta:image-count="0" meta:object-count="0" meta:page-count="1" meta:paragraph-count="6" meta:word-count="86" meta:character-count="579" meta:non-whitespace-character-count="495"/>
    <meta:generator>LibreOffice/7.1.8.1$Windows_X86_64 LibreOffice_project/e1f30c802c3269a1d052614453f260e49458c82c</meta:generator>
  </office:meta>
</office:document-meta>
</file>